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aae3a" officeooo:paragraph-rsid="0007e79a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7e79a" officeooo:paragraph-rsid="0007e79a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officeooo:paragraph-rsid="000c0232"/>
    </style:style>
    <style:style style:name="P4" style:family="paragraph" style:parent-style-name="Standard">
      <style:text-properties fo:font-size="40pt" fo:font-weight="bold" officeooo:rsid="000aae3a" officeooo:paragraph-rsid="0007e79a" style:font-size-asian="40pt" style:font-weight-asian="bold" style:font-size-complex="40pt" style:font-weight-complex="bold"/>
    </style:style>
    <style:style style:name="P5" style:family="paragraph" style:parent-style-name="Standard">
      <style:text-properties fo:font-size="20pt" fo:font-weight="bold" officeooo:rsid="0007e79a" officeooo:paragraph-rsid="0007e79a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weight="bold" officeooo:rsid="0007e79a" officeooo:paragraph-rsid="0007e79a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6666" fo:font-size="15pt" fo:font-weight="bold" officeooo:rsid="0007e79a" officeooo:paragraph-rsid="0007e79a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006666" fo:font-size="15pt" fo:font-weight="bold" officeooo:rsid="0007e79a" officeooo:paragraph-rsid="000de9b4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6666" fo:font-size="15pt" fo:font-weight="bold" officeooo:rsid="0007e79a" officeooo:paragraph-rsid="000f8fba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6666" fo:font-size="15pt" fo:font-weight="bold" officeooo:rsid="0008a2aa" officeooo:paragraph-rsid="0008a2aa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6666" fo:font-size="15pt" fo:font-weight="bold" officeooo:rsid="0008a2aa" officeooo:paragraph-rsid="000e183a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006666" fo:font-size="15pt" fo:font-weight="bold" officeooo:rsid="00116d97" officeooo:paragraph-rsid="00116d97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color="#000000" fo:font-size="20pt" fo:font-weight="bold" officeooo:rsid="0010893a" officeooo:paragraph-rsid="0010893a" style:font-size-asian="20pt" style:font-weight-asian="bold" style:font-size-complex="20pt" style:font-weight-complex="bold"/>
    </style:style>
    <style:style style:name="T1" style:family="text">
      <style:text-properties fo:color="#000000" officeooo:rsid="0008a2aa"/>
    </style:style>
    <style:style style:name="T2" style:family="text">
      <style:text-properties fo:color="#000000" style:font-name="Liberation Serif1" fo:font-weight="normal" officeooo:rsid="0008a2aa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1" fo:font-weight="normal" officeooo:rsid="0008a2aa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erif1" fo:font-weight="normal" officeooo:rsid="000c0232" style:font-size-asian="10.5pt" style:font-weight-asian="normal" style:font-size-complex="12pt" style:font-weight-complex="normal"/>
    </style:style>
    <style:style style:name="T5" style:family="text">
      <style:text-properties fo:color="#000000" fo:font-weight="normal" officeooo:rsid="0008a2aa" style:font-size-asian="10.5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0de9b4" style:font-size-asian="10.5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0e183a" style:font-size-asian="10.5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f8fba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0893a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e183a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0f8fba" style:font-size-asian="12pt" style:font-weight-asian="normal" style:font-size-complex="12pt" style:font-weight-complex="normal"/>
    </style:style>
    <style:style style:name="T12" style:family="text">
      <style:text-properties officeooo:rsid="0008a2aa"/>
    </style:style>
    <style:style style:name="T13" style:family="text">
      <style:text-properties fo:font-weight="bold" officeooo:rsid="0007e79a" style:font-size-asian="10.5pt" style:font-weight-asian="bold" style:font-size-complex="12pt" style:font-weight-complex="bold"/>
    </style:style>
    <style:style style:name="T14" style:family="text">
      <style:text-properties style:font-name="Liberation Serif1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1" fo:font-weight="normal" officeooo:rsid="000a34c6" style:font-size-asian="12pt" style:font-weight-asian="normal" style:font-size-complex="12pt" style:font-weight-complex="normal"/>
    </style:style>
    <style:style style:name="T16" style:family="text">
      <style:text-properties style:font-name="Liberation Serif1" fo:font-weight="normal" officeooo:rsid="000c0232" style:font-size-asian="12pt" style:font-weight-asian="normal" style:font-size-complex="12pt" style:font-weight-complex="normal"/>
    </style:style>
    <style:style style:name="T17" style:family="text">
      <style:text-properties fo:font-weight="normal" officeooo:rsid="0008a2aa" style:font-size-asian="10.5pt" style:font-weight-asian="normal" style:font-size-complex="12pt" style:font-weight-complex="normal"/>
    </style:style>
    <style:style style:name="T18" style:family="text">
      <style:text-properties fo:color="#006666"/>
    </style:style>
    <style:style style:name="T19" style:family="text">
      <style:text-properties officeooo:rsid="00116d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.D.C.S.P.P.</text:p>
      <text:p text:style-name="P1">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1- Introduction</text:p>
      <text:p text:style-name="P5"/>
      <text:p text:style-name="P7">1.1 <text:s/>About <text:span text:style-name="T12">us</text:span></text:p>
      <text:p text:style-name="P2"/>
      <text:p text:style-name="P2"/>
      <text:p text:style-name="P6"><text:span text:style-name="T18">1.2 Présentation du projet</text:span></text:p>
      <text:p text:style-name="P6"><text:span text:style-name="T18"/></text:p>
      <text:p text:style-name="P3"><text:span text:style-name="T13"><text:tab/></text:span><text:span text:style-name="T17">L’a</text:span><text:span text:style-name="T5">pplication ddcspp est une plateforme de partage de fichiers images, vidéos, sons et textes visant à promouvoir un sujet de société donné lors d’événements. </text:span><text:span text:style-name="T2">Elle sera disponible via un site </text:span><text:span text:style-name="T14">internet, ainsi que sur les principaux terminaux mobiles et tablettes.</text:span></text:p>
      <text:p text:style-name="P3"><text:span text:style-name="T16"><text:tab/>C</text:span><text:span text:style-name="T15">ommandée à la codeAcadémie par un service de l’État, la Direction départementale de la cohésion sociale et de la protection des populations, </text:span><text:span text:style-name="T16">dans le but actuel de promouvoir la mixité homme/femme dans le monde du travail</text:span><text:span text:style-name="T15"> </text:span><text:span text:style-name="T16">durant un événement sur le même sujet se déroulant en Décembre 2016.</text:span></text:p>
      <text:p text:style-name="P3"><text:span text:style-name="T16"><text:tab/>La première version de l’App </text:span><text:span text:style-name="T3">ddcspp </text:span><text:span text:style-name="T4">servira de test, et sera éventuellement réutilisée lors d’événements similaires.</text:span><text:span text:style-name="T16"> </text:span><text:span text:style-name="T15"><text:s/></text:span></text:p>
      <text:p text:style-name="P2"><text:span text:style-name="T1"/></text:p>
      <text:p text:style-name="P2"/>
      <text:p text:style-name="P8">1.3 Objectif du projet</text:p>
      <text:p text:style-name="P8"><text:tab/></text:p>
      <text:p text:style-name="P8"><text:tab/><text:span text:style-name="T7">L</text:span><text:span text:style-name="T6">’objectif de </text:span><text:span text:style-name="T7">l’</text:span><text:span text:style-name="T6">App ddcspp est de promouvoir un sujet d</text:span><text:span text:style-name="T7">e société</text:span><text:span text:style-name="T6">.</text:span></text:p>
      <text:p text:style-name="P9"><text:span text:style-name="T6">Pour atteindre ce but l’App repose sur un </text:span><text:span text:style-name="T7">système</text:span><text:span text:style-name="T6"> de partage et de consultation de médias </text:span><text:span text:style-name="T8">liés à </text:span><text:span text:style-name="T9">s</text:span><text:span text:style-name="T8">es </text:span><text:span text:style-name="T9">thèmes</text:span><text:span text:style-name="T6">.</text:span></text:p>
      <text:p text:style-name="P9"><text:span text:style-name="T7">Elle</text:span><text:span text:style-name="T6"> sera ludique, facile d’utilisation </text:span><text:span text:style-name="T9">et accessible à tous</text:span><text:span text:style-name="T6">. </text:span></text:p>
      <text:p text:style-name="P7"/>
      <text:p text:style-name="P7"/>
      <text:p text:style-name="P10">1.4 Cible</text:p>
      <text:p text:style-name="P10"/>
      <text:p text:style-name="P11"><text:span text:style-name="T10"><text:tab/>Les jeunes sont prioritairement visés </text:span><text:span text:style-name="T11">par cette application, pour se faire elle mise sur un design à la fois ludique et dynamique.</text:span></text:p>
      <text:p text:style-name="P7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2- <text:span text:style-name="T19">Spécifications fonctionnelles</text:span></text:p>
      <text:p text:style-name="P13"/>
      <text:p text:style-name="P12">2.1 Sitemap</text:p>
      <text:p text:style-name="P12"/>
      <text:p text:style-name="P12"/>
      <text:p text:style-name="P12">2.2 Description des fonctionnalités</text:p>
      <text:p text:style-name="P12"/>
      <text:p text:style-name="P12"/>
      <text:p text:style-name="P12">2.3 Maqu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48:18.258645521</meta:creation-date>
    <dc:date>2016-11-14T16:57:35.612361197</dc:date>
    <meta:editing-duration>PT21M3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" meta:paragraph-count="20" meta:word-count="194" meta:character-count="1233" meta:non-whitespace-character-count="1046"/>
  </office:meta>
</office:document-meta>
</file>